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52185" officeooo:paragraph-rsid="00152185" style:font-weight-asian="bold" style:font-weight-complex="bold"/>
    </style:style>
    <style:style style:name="P4" style:family="paragraph" style:parent-style-name="Standard" style:list-style-name="L1">
      <style:text-properties officeooo:paragraph-rsid="0012eb0d"/>
    </style:style>
    <style:style style:name="P5" style:family="paragraph" style:parent-style-name="Standard" style:list-style-name="L1">
      <style:text-properties officeooo:paragraph-rsid="00152185"/>
    </style:style>
    <style:style style:name="P6" style:family="paragraph" style:parent-style-name="Standard" style:list-style-name="L1">
      <style:text-properties officeooo:rsid="0012eb0d" officeooo:paragraph-rsid="0012eb0d"/>
    </style:style>
    <style:style style:name="P7" style:family="paragraph" style:parent-style-name="Standard" style:list-style-name="L1">
      <style:text-properties officeooo:rsid="00152185" officeooo:paragraph-rsid="00152185"/>
    </style:style>
    <style:style style:name="T1" style:family="text">
      <style:text-properties officeooo:rsid="0012eb0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eb0d" style:font-weight-asian="bold" style:font-weight-complex="bold"/>
    </style:style>
    <style:style style:name="T4" style:family="text">
      <style:text-properties fo:font-weight="bold" officeooo:rsid="00108d6b" style:font-weight-asian="bold" style:font-weight-complex="bold"/>
    </style:style>
    <style:style style:name="T5" style:family="text">
      <style:text-properties officeooo:rsid="0014035d"/>
    </style:style>
    <style:style style:name="T6" style:family="text">
      <style:text-properties officeooo:rsid="00152185"/>
    </style:style>
    <style:style style:name="T7" style:family="text">
      <style:text-properties officeooo:rsid="0016f1e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gister Allocation</text:p>
      <text:p text:style-name="Standard"/>
      <text:p text:style-name="P1">Register allocation problem</text:p>
      <text:p text:style-name="Standard">The intermediate code uses unlimited number of registers which have to be mapped to the finite number of available registers offered by the architecture of a machine.</text:p>
      <text:p text:style-name="Standard"/>
      <text:p text:style-name="P3">Solution</text:p>
      <text:list xml:id="list10418828551" text:style-name="L1">
        <text:list-item>
          <text:p text:style-name="P4">Two temporaries can occupy the same register if both are not live at the same time. </text:p>
        </text:list-item>
        <text:list-item>
          <text:p text:style-name="P6">So determine the liveness information at every point in the code which will tell us the temporaries which are live at the same point of time.</text:p>
        </text:list-item>
        <text:list-item>
          <text:p text:style-name="P4"><text:span text:style-name="T1">Construct a </text:span><text:span text:style-name="T3">Register interference graph(RIG –</text:span><text:span text:style-name="T4"> Figure 17</text:span><text:span text:style-name="T3">) </text:span><text:span text:style-name="T1">using the liveness information </text:span><text:span text:style-name="T5">of the intermediate code</text:span><text:span text:style-name="T1">.</text:span></text:p>
          <text:list>
            <text:list-item>
              <text:p text:style-name="P4"><text:span text:style-name="T3">The RIG is a </text:span>data structure used to solve the register <text:span text:style-name="T1">allocation </text:span>problem.</text:p>
            </text:list-item>
            <text:list-item>
              <text:p text:style-name="P4"><text:span text:style-name="T1">It is an </text:span>undirected graph with each node standing for a temporary.</text:p>
            </text:list-item>
            <text:list-item>
              <text:p text:style-name="P4">There is an edge b/w two temporaries if they are live at a same point in the program.</text:p>
            </text:list-item>
            <text:list-item>
              <text:p text:style-name="P4">Thus two temporaries can be assigned the same registers if there is no edge connecting them.</text:p>
            </text:list-item>
          </text:list>
        </text:list-item>
        <text:list-item>
          <text:p text:style-name="P4"><text:span text:style-name="T1">If a RIG is k-colorable, then there is a register assignment that uses no more than k colors. </text:span><text:span text:style-name="T6">If it isn't registers are spil</text:span><text:span text:style-name="T7">led</text:span><text:span text:style-name="T6">.</text:span></text:p>
          <text:list>
            <text:list-item>
              <text:p text:style-name="P5">This problem is NP-hard. There are no known efficient algorithms</text:p>
            </text:list-item>
            <text:list-item>
              <text:p text:style-name="P5">We color an RIG based on the following heuristic.</text:p>
              <text:list>
                <text:list-item>
                  <text:p text:style-name="P5">Pick a node t with lesser than k neighbors in RIG</text:p>
                </text:list-item>
                <text:list-item>
                  <text:p text:style-name="P5">Eliminate t and all its edges from the RIG</text:p>
                </text:list-item>
                <text:list-item>
                  <text:p text:style-name="P5">If the resulting graph is k-colorable, then the original graph is color<text:span text:style-name="T1">a</text:span>ble as t can be colored with the left-over color.</text:p>
                </text:list-item>
              </text:list>
            </text:list-item>
            <text:list-item>
              <text:p text:style-name="P5">Implementation</text:p>
              <text:list>
                <text:list-item>
                  <text:p text:style-name="P5">Repeat until graph is empty</text:p>
                  <text:list>
                    <text:list-item>
                      <text:p text:style-name="P5">Pick a node t with lesser than k neighbors in RIG</text:p>
                    </text:list-item>
                    <text:list-item>
                      <text:p text:style-name="P5">Put t in a stack and remove it from the RIG</text:p>
                    </text:list-item>
                  </text:list>
                </text:list-item>
                <text:list-item>
                  <text:p text:style-name="P5">Repeat until stack is empty</text:p>
                  <text:list>
                    <text:list-item>
                      <text:p text:style-name="P5">Pop the stack and assign a color to the node that is different from its existing neighbors</text:p>
                    </text:list-item>
                    <text:list-item>
                      <text:p text:style-name="P5">If there isn't such a color left(there are k neighbors to the node) </text:p>
                      <text:list>
                        <text:list-item>
                          <text:p text:style-name="P5">Spill the <text:span text:style-name="T1">register</text:span> by allocating memory for the node to be spilled, typically in the current stack frame.</text:p>
                        </text:list-item>
                        <text:list-item>
                          <text:p text:style-name="P5">Modify the control flow graph by </text:p>
                          <text:list>
                            <text:list-item>
                              <text:p text:style-name="P5">inserting a load instruction before trying to read the spilled value.</text:p>
                            </text:list-item>
                            <text:list-item>
                              <text:p text:style-name="P5">inserting a store instruction before trying to write the spilled value.</text:p>
                            </text:list-item>
                          </text:list>
                        </text:list-item>
                        <text:list-item>
                          <text:p text:style-name="P5">The loads and the stores at each usage will have introduced new names in the code</text:p>
                          <text:list>
                            <text:list-item>
                              <text:p text:style-name="P5">Recompute the liveness of that variable. The liveness of the new name introduced at each previous use of the variable is extremely short leading to less interferences.</text:p>
                            </text:list-item>
                            <text:list-item>
                              <text:p text:style-name="P7">Rebuild the RIG and start over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"><text:span text:style-name="T6">The </text:span><text:span text:style-name="T1">RIG </text:span><text:span text:style-name="T6">can also be minimally colored </text:span><text:span text:style-name="T1">with the </text:span><text:a xlink:type="simple" xlink:href="../../Engineering%20Mathematics/Graph%20Coloring.odt"><text:span text:style-name="T1">Powell and Welsh algorithm</text:span></text:a><text:span text:style-name="T1"> to determine the </text:span><text:span text:style-name="T6">if k n</text:span><text:span text:style-name="T1">umber of register</text:span><text:span text:style-name="T6">s are sufficient.</text:span></text:p>
        </text:list-item>
      </text:list>
      <text:p text:style-name="Standard"/>
      <text:p text:style-name="Standard">Performance </text:p>
      <text:p text:style-name="Standard"><text:span text:style-name="T2">Note : </text:span>Registers allocation is more difficult for CIS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7-03T09:45:25</meta:creation-date>
    <dc:date>2013-02-08T12:04:46</dc:date>
    <dc:creator>Kempa </dc:creator>
    <meta:editing-duration>PT2H45M44S</meta:editing-duration>
    <meta:editing-cycles>16</meta:editing-cycles>
    <meta:generator>LibreOffice/3.6$Linux_x86 LibreOffice_project/360m1$Build-2</meta:generator>
    <meta:document-statistic meta:table-count="0" meta:image-count="0" meta:object-count="0" meta:page-count="1" meta:paragraph-count="34" meta:word-count="453" meta:character-count="2428" meta:non-whitespace-character-count="2033"/>
  </office:meta>
</office:document-meta>
</file>